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9539840522360927" text:style-name="L1">
        <text:list-item>
          <text:p text:style-name="P1"><text:bookmark text:name="docs-internal-guid-0385aff6-7fff-425e-1be5-fe2f506b7c49"/>Donat un nombre enter introduït per teclat, dissenya un algoritme que calculi la seva equivalència en sistema binari (sense utilitzar arrays) i mostri el resultat per pantalla.</text:p>
        </text:list-item>
      </text:list>
      <text:p text:style-name="Preformatted_20_Text">Function</text:p>
      <text:p text:style-name="Preformatted_20_Text"><text:tab/>var </text:p>
      <text:p text:style-name="Preformatted_20_Text"><text:tab/><text:tab/>INTEGER num, aux;</text:p>
      <text:p text:style-name="Preformatted_20_Text"><text:tab/>endvar</text:p>
      <text:p text:style-name="Preformatted_20_Text"><text:tab/>num:=validate();</text:p>
      <text:p text:style-name="Preformatted_20_Text"><text:tab/>aux:=binaritzar(num);</text:p>
      <text:p text:style-name="Preformatted_20_Text"><text:tab/>WRITE aux;</text:p>
      <text:p text:style-name="Preformatted_20_Text">enfunction</text:p>
      <text:p text:style-name="Preformatted_20_Text"/>
      <text:p text:style-name="Preformatted_20_Text">function validar()</text:p>
      <text:p text:style-name="Preformatted_20_Text"><text:tab/>var</text:p>
      <text:p text:style-name="Preformatted_20_Text"><text:tab/><text:tab/>INTEGER num;</text:p>
      <text:p text:style-name="Preformatted_20_Text"><text:tab/>endvar</text:p>
      <text:p text:style-name="Preformatted_20_Text"><text:tab/>do</text:p>
      <text:p text:style-name="Preformatted_20_Text"><text:tab/><text:tab/>WRITE “introdueix un numero major que 1”;</text:p>
      <text:p text:style-name="Preformatted_20_Text"><text:tab/><text:tab/>READ num;</text:p>
      <text:p text:style-name="Preformatted_20_Text"><text:tab/>While num&lt;1;</text:p>
      <text:p text:style-name="Preformatted_20_Text"><text:tab/>retourn num;</text:p>
      <text:p text:style-name="Preformatted_20_Text">endfunction</text:p>
      <text:p text:style-name="Preformatted_20_Text"/>
      <text:p text:style-name="Preformatted_20_Text">function binaritzar(num)</text:p>
      <text:p text:style-name="Preformatted_20_Text"><text:tab/>var </text:p>
      <text:p text:style-name="Preformatted_20_Text"><text:tab/><text:tab/>INTEGER num,aux, bin, divisor;</text:p>
      <text:p text:style-name="Preformatted_20_Text"><text:tab/><text:tab/>FLOAT bin:=0;</text:p>
      <text:p text:style-name="Preformatted_20_Text"><text:tab/>endvar</text:p>
      <text:p text:style-name="Preformatted_20_Text"><text:tab/>aux:=num;</text:p>
      <text:p text:style-name="Preformatted_20_Text"><text:tab/>do</text:p>
      <text:p text:style-name="Preformatted_20_Text"><text:tab/><text:tab/>bin:=bin+(aux%2);</text:p>
      <text:p text:style-name="Preformatted_20_Text"><text:tab/><text:tab/>aux:=aux/2;</text:p>
      <text:p text:style-name="Preformatted_20_Text"><text:tab/><text:tab/>bin:=bin/divisor;</text:p>
      <text:p text:style-name="Preformatted_20_Text"><text:tab/><text:tab/>divisor:=divisor*10;</text:p>
      <text:p text:style-name="Preformatted_20_Text"><text:tab/>While aux!= 0;</text:p>
      <text:p text:style-name="Preformatted_20_Text"><text:tab/>retourn bin;</text:p>
      <text:p text:style-name="Preformatted_20_Text">endfunction</text:p>
      <text:p text:style-name="Preformatted_20_Text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4" meta:word-count="82" meta:character-count="623"/>
    <dc:date>2022-01-17T19:50:07.23</dc:date>
    <meta:generator>OpenOffice/4.1.6$Win32 OpenOffice.org_project/416m1$Build-9790</meta:generator>
  </office:meta>
</office:document-meta>
</file>